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00000000D9BE55558000F2D15E.jpg" manifest:media-type="image/jpeg"/>
  <manifest:file-entry manifest:full-path="Pictures/10000201000004B000000586A647FEF037B66F63.png" manifest:media-type="image/png"/>
  <manifest:file-entry manifest:full-path="Pictures/100000000000013D0000015E17B7B06C0A05F6DD.jpg" manifest:media-type="image/jpeg"/>
  <manifest:file-entry manifest:full-path="Pictures/1000000000000540000002E6FAFDC813989A55EB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2.994cm, 0cm, 1.664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1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style:mirror="none"/>
    </style:style>
    <style:style style:name="pr1" style:family="presentation" style:parent-style-name="alizarin-notes">
      <style:graphic-properties draw:fill-color="#ffffff" draw:auto-grow-height="true" fo:min-height="13.364cm"/>
    </style:style>
    <style:style style:name="pr2" style:family="presentation" style:parent-style-name="alizarin-title">
      <style:graphic-properties fo:min-height="2.25cm"/>
    </style:style>
    <style:style style:name="pr3" style:family="presentation" style:parent-style-name="alizarin-subtitle">
      <style:graphic-properties draw:fill-color="#ffffff" fo:min-height="12.75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text-properties fo:color="#ffffff" fo:font-size="48pt" style:font-size-asian="48pt" style:font-size-complex="48pt"/>
    </style:style>
    <style:style style:name="P3" style:family="paragraph">
      <loext:graphic-properties draw:fill="none" draw:fill-color="#ffffff"/>
      <style:text-properties fo:color="#ffffff" style:font-name="Liberation Mono1" fo:font-size="48pt" fo:font-weight="bold" style:font-size-asian="48pt" style:font-weight-asian="bold" style:font-size-complex="48pt" style:font-weight-complex="600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beration Mono1" fo:font-size="40pt" fo:font-weight="bold" style:font-weight-asian="bold" style:font-weight-complex="600"/>
    </style:style>
    <style:style style:name="P6" style:family="paragraph">
      <loext:graphic-properties draw:fill="none" draw:fill-color="#ffffff"/>
      <style:text-properties fo:color="#ffffff" style:font-name="Liberation Mono"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text-properties style:font-name="Liberation Mono"/>
    </style:style>
    <style:style style:name="P11" style:family="paragraph">
      <style:text-properties style:font-name="Liberation Mono" fo:font-size="48pt" style:font-size-asian="48pt" style:font-size-complex="48pt"/>
    </style:style>
    <style:style style:name="P12" style:family="paragraph">
      <loext:graphic-properties draw:fill-color="#ffffff"/>
      <style:text-properties fo:font-size="28pt" style:font-size-asian="28pt" style:font-size-complex="28pt"/>
    </style:style>
    <style:style style:name="T1" style:family="text">
      <style:text-properties fo:color="#ffffff" style:font-name="Liberation Mono1" fo:font-size="48pt" fo:font-weight="bold" style:font-size-asian="48pt" style:font-weight-asian="bold" style:font-size-complex="48pt" style:font-weight-complex="600"/>
    </style:style>
    <style:style style:name="T2" style:family="text">
      <style:text-properties style:font-name="Liberation Mono1" fo:font-size="28pt" fo:font-weight="bold" style:font-weight-asian="bold" style:font-weight-complex="600"/>
    </style:style>
    <style:style style:name="T3" style:family="text">
      <style:text-properties style:font-name="Liberation Mono1" fo:font-size="16pt" fo:font-weight="bold" style:font-weight-asian="bold" style:font-weight-complex="600"/>
    </style:style>
    <style:style style:name="T4" style:family="text">
      <style:text-properties fo:color="#ffffff" style:font-name="Liberation Mono" fo:font-size="26pt" fo:font-weight="bold" style:font-size-asian="26pt" style:font-weight-asian="bold" style:font-size-complex="26pt" style:font-weight-complex="bold"/>
    </style:style>
    <style:style style:name="T5" style:family="text">
      <style:text-properties style:font-name="Liberation Mono" fo:font-size="48pt" style:font-size-asian="48pt" style:font-size-complex="48pt"/>
    </style:style>
    <style:style style:name="T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    Introduction to Linux - Intro</presentation:footer-decl>
      <presentation:date-time-decl presentation:name="dtd1" presentation:source="current-date" style:data-style-name="D1"/>
      <draw:page draw:name="page1" draw:style-name="dp1" draw:master-page-name="alizarin" presentation:presentation-page-layout-name="AL1T3">
        <office:forms form:automatic-focus="false" form:apply-design-mode="false"/>
        <draw:frame draw:style-name="gr1" draw:text-style-name="P1" draw:layer="layout" svg:width="26.182cm" svg:height="14.985cm" svg:x="0.996cm" svg:y="4.065cm">
          <draw:image xlink:href="Pictures/1000000000000540000002E6FAFDC813989A55EB.jpg" xlink:type="simple" xlink:show="embed" xlink:actuate="onLoad">
            <text:p/>
          </draw:image>
        </draw:frame>
        <draw:frame draw:style-name="gr2" draw:text-style-name="P3" draw:layer="layout" svg:width="20.32cm" svg:height="4.087cm" svg:x="1.016cm" svg:y="1.27cm">
          <draw:text-box>
            <text:p text:style-name="P2"><text:span text:style-name="T1">Introduction to...</text:span></text:p>
          </draw:text-box>
        </draw:frame>
        <draw:frame draw:style-name="gr3" draw:text-style-name="P5" draw:layer="layout" svg:width="7.874cm" svg:height="4.564cm" svg:x="9.652cm" svg:y="14.686cm">
          <draw:text-box>
            <text:p text:style-name="P4"><text:span text:style-name="T2">Instructors:</text:span></text:p>
            <text:p text:style-name="P4"><text:span text:style-name="T3">Josh Bruton</text:span></text:p>
            <text:p text:style-name="P4"><text:span text:style-name="T3">Or Hanoch</text:span></text:p>
            <text:p text:style-name="P4"><text:span text:style-name="T3">Devon Jarvis</text:span></text:p>
            <text:p text:style-name="P4"><text:span text:style-name="T3">Nathan Michlio</text:span></text:p>
            <text:p text:style-name="P4"><text:span text:style-name="T3">Meir Rosendorff</text:span></text:p>
          </draw:text-box>
        </draw:frame>
        <draw:frame draw:style-name="gr4" draw:text-style-name="P6" draw:layer="layout" svg:width="19.538cm" svg:height="2.54cm" draw:transform="rotate (0.174532925199433) translate (2.699cm 14.631cm)">
          <draw:text-box>
            <text:p><text:span text:style-name="T4">Lecture 1: Introduc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0" presentation:use-footer-name="ftr1" presentation:use-date-time-name="dtd1">
        <office:forms form:automatic-focus="false" form:apply-design-mode="false"/>
        <draw:frame draw:style-name="gr6" draw:text-style-name="P8" draw:layer="layout" svg:width="3.482cm" svg:height="3.846cm" svg:x="0.116cm" svg:y="17.004cm">
          <draw:image xlink:href="Pictures/100000000000013D0000015E17B7B06C0A05F6DD.jpg" xlink:type="simple" xlink:show="embed" xlink:actuate="onLoad">
            <text:p/>
          </draw:image>
        </draw:frame>
        <draw:frame draw:style-name="gr7" draw:text-style-name="P9" draw:layer="layout" svg:width="5.198cm" svg:height="6.129cm" svg:x="22.792cm" svg:y="0.073cm">
          <draw:image xlink:href="Pictures/10000201000004B000000586A647FEF037B66F63.png" xlink:type="simple" xlink:show="embed" xlink:actuate="onLoad">
            <text:p/>
          </draw:image>
        </draw:frame>
        <draw:frame draw:style-name="gr6" draw:text-style-name="P8" draw:layer="layout" svg:width="5.598cm" svg:height="4.748cm" svg:x="22.492cm" svg:y="16.704cm">
          <draw:image xlink:href="Pictures/1000000000000100000000D9BE55558000F2D15E.jpg" xlink:type="simple" xlink:show="embed" xlink:actuate="onLoad">
            <text:p/>
          </draw:image>
        </draw:frame>
        <draw:frame presentation:style-name="pr2" draw:text-style-name="P11" draw:layer="layout" svg:width="25.992cm" svg:height="2.501cm" svg:x="0.999cm" svg:y="1cm" presentation:class="title" presentation:user-transformed="true">
          <draw:text-box>
            <text:p text:style-name="P10"><text:span text:style-name="T5">Some Text</text:span></text:p>
          </draw:text-box>
        </draw:frame>
        <draw:frame presentation:style-name="pr3" draw:text-style-name="P12" draw:layer="layout" svg:width="25.492cm" svg:height="13.004cm" svg:x="0cm" svg:y="4.301cm" presentation:class="subtitle" presentation:user-transformed="true">
          <draw:text-box>
            <text:list text:style-name="L1">
              <text:list-item>
                <text:p><text:span text:style-name="T6">Some Tex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Default_5f_1_5f_4" style:display-name="Default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" style:display-name="Object with no fill and no line_1_1_1_2" style:family="graphic" style:parent-style-name="Default_5f_1_5f_1_5f_1_5f_2">
      <style:graphic-properties draw:stroke="none" draw:fill="none"/>
    </style:style>
    <style:style style:name="Default_5f_1_5f_4_5f_1" style:display-name="Default_1_4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_5f_1" style:display-name="Default_1_1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_5f_1" style:display-name="Default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2_5f_1" style:display-name="Object with no fill and no line_1_1_1_2_1" style:family="graphic" style:parent-style-name="Default_5f_1_5f_1_5f_1_5f_2_5f_1">
      <style:graphic-properties draw:stroke="none" draw:fill="none"/>
    </style:style>
    <style:style style:name="Default_5f_1_5f_3_5f_1" style:display-name="Default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_5f_1" style:display-name="Object with no fill and no line_1_1_1_1_1" style:family="graphic" style:parent-style-name="Default_5f_1_5f_1_5f_1_5f_1_5f_1">
      <style:graphic-properties draw:stroke="none" draw:fill="none"/>
    </style:style>
    <style:style style:name="Default_5f_1_5f_5" style:display-name="Default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gradient" draw:fill-color="#729fcf" draw:fill-gradient-name="Radial_20_red_2f_yellow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2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 draw:gradient-step-count="15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gradient-step-count="256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gradient-step-count="150" draw:fill-image-width="0cm" draw:fill-image-height="0cm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01cm" fo:min-width="26.991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6.998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7.99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6.991cm" svg:height="3.501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6.998cm" svg:height="1.5cm" svg:x="20.993cm" svg:y="19.00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7.994cm" svg:height="1.5cm" svg:x="2.499cm" svg:y="19.00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499cm" svg:y="19.00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5.992cm" svg:height="2.501cm" svg:x="0.999cm" svg:y="1cm" presentation:class="title" presentation:placeholder="true">
        <draw:text-box/>
      </draw:frame>
      <draw:frame presentation:style-name="alizarin-outline1" draw:layer="backgroundobjects" svg:width="25.492cm" svg:height="13.004cm" svg:x="0.999cm" svg:y="5.501cm" presentation:class="outline" presentation:placeholder="true">
        <draw:text-box/>
      </draw:frame>
      <draw:frame presentation:style-name="Mpr8" draw:text-style-name="MP11" draw:layer="backgroundobjects" svg:width="6.498cm" svg:height="1.5cm" svg:x="20.993cm" svg:y="19.00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17.191cm" svg:height="1.5cm" svg:x="3.302cm" svg:y="19.00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20.993cm" svg:y="19.074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1T21:25:50.401642051</meta:creation-date>
    <dc:date>2018-02-12T19:33:24.004347267</dc:date>
    <meta:editing-duration>PT2H34M29S</meta:editing-duration>
    <meta:editing-cycles>21</meta:editing-cycles>
    <meta:generator>LibreOffice/6.0.1.1$Linux_X86_64 LibreOffice_project/60bfb1526849283ce2491346ed2aa51c465abfe6</meta:generator>
    <meta:document-statistic meta:object-count="49"/>
  </office:meta>
</office:document-meta>
</file>